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6pt" svg:x="579.15pt" svg:y="137.03pt">
            <loext:p draw:notify-on-update-of-ranges="Sheet1.B2:Sheet1.B111 Sheet1.C2:Sheet1.C1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28583" calcext:value-type="float">
            <text:p>5.028583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14817" calcext:value-type="float">
            <text:p>5.014817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25079" calcext:value-type="float">
            <text:p>5.025079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36592" calcext:value-type="float">
            <text:p>5.036592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25579" calcext:value-type="float">
            <text:p>5.025579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38845" calcext:value-type="float">
            <text:p>5.038845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40847" calcext:value-type="float">
            <text:p>5.040847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46854" calcext:value-type="float">
            <text:p>5.046854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41348" calcext:value-type="float">
            <text:p>5.041348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039596" calcext:value-type="float">
            <text:p>5.039596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9415" calcext:value-type="float">
            <text:p>5.099415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864" calcext:value-type="float">
            <text:p>5.0864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8164" calcext:value-type="float">
            <text:p>5.098164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67378" calcext:value-type="float">
            <text:p>5.067378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6412" calcext:value-type="float">
            <text:p>5.096412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4409" calcext:value-type="float">
            <text:p>5.094409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100166" calcext:value-type="float">
            <text:p>5.100166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3658" calcext:value-type="float">
            <text:p>5.093658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491" calcext:value-type="float">
            <text:p>5.09491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098414" calcext:value-type="float">
            <text:p>5.098414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90404" calcext:value-type="float">
            <text:p>5.090404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92157" calcext:value-type="float">
            <text:p>5.092157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92407" calcext:value-type="float">
            <text:p>5.092407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101668" calcext:value-type="float">
            <text:p>5.101668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104421" calcext:value-type="float">
            <text:p>5.104421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80893" calcext:value-type="float">
            <text:p>5.080893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111429" calcext:value-type="float">
            <text:p>5.111429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92407" calcext:value-type="float">
            <text:p>5.092407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86901" calcext:value-type="float">
            <text:p>5.086901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096913" calcext:value-type="float">
            <text:p>5.096913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91907" calcext:value-type="float">
            <text:p>5.091907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5399" calcext:value-type="float">
            <text:p>5.085399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0393" calcext:value-type="float">
            <text:p>5.080393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92907" calcext:value-type="float">
            <text:p>5.092907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1895" calcext:value-type="float">
            <text:p>5.081895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3647" calcext:value-type="float">
            <text:p>5.083647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97413" calcext:value-type="float">
            <text:p>5.097413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9153" calcext:value-type="float">
            <text:p>5.089153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88402" calcext:value-type="float">
            <text:p>5.088402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097663" calcext:value-type="float">
            <text:p>5.097663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85399" calcext:value-type="float">
            <text:p>5.085399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79642" calcext:value-type="float">
            <text:p>5.079642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95661" calcext:value-type="float">
            <text:p>5.095661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92407" calcext:value-type="float">
            <text:p>5.092407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101668" calcext:value-type="float">
            <text:p>5.101668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81144" calcext:value-type="float">
            <text:p>5.081144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101167" calcext:value-type="float">
            <text:p>5.101167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90655" calcext:value-type="float">
            <text:p>5.090655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88152" calcext:value-type="float">
            <text:p>5.088152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083647" calcext:value-type="float">
            <text:p>5.083647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093909" calcext:value-type="float">
            <text:p>5.093909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7925" calcext:value-type="float">
            <text:p>5.107925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089654" calcext:value-type="float">
            <text:p>5.089654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5172" calcext:value-type="float">
            <text:p>5.105172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080393" calcext:value-type="float">
            <text:p>5.080393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1167" calcext:value-type="float">
            <text:p>5.101167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1167" calcext:value-type="float">
            <text:p>5.101167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6423" calcext:value-type="float">
            <text:p>5.106423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084898" calcext:value-type="float">
            <text:p>5.084898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105172" calcext:value-type="float">
            <text:p>5.105172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5422" calcext:value-type="float">
            <text:p>5.105422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6173" calcext:value-type="float">
            <text:p>5.106173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6924" calcext:value-type="float">
            <text:p>5.106924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1218" calcext:value-type="float">
            <text:p>5.11218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7925" calcext:value-type="float">
            <text:p>5.107925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091907" calcext:value-type="float">
            <text:p>5.091907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1243" calcext:value-type="float">
            <text:p>5.11243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0416" calcext:value-type="float">
            <text:p>5.100416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104671" calcext:value-type="float">
            <text:p>5.104671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083147" calcext:value-type="float">
            <text:p>5.083147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113431" calcext:value-type="float">
            <text:p>5.113431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93158" calcext:value-type="float">
            <text:p>5.093158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104421" calcext:value-type="float">
            <text:p>5.104421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89654" calcext:value-type="float">
            <text:p>5.089654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115434" calcext:value-type="float">
            <text:p>5.115434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89654" calcext:value-type="float">
            <text:p>5.089654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95911" calcext:value-type="float">
            <text:p>5.095911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102669" calcext:value-type="float">
            <text:p>5.102669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99916" calcext:value-type="float">
            <text:p>5.099916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098414" calcext:value-type="float">
            <text:p>5.098414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09491" calcext:value-type="float">
            <text:p>5.09491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06674" calcext:value-type="float">
            <text:p>5.106674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02419" calcext:value-type="float">
            <text:p>5.102419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096662" calcext:value-type="float">
            <text:p>5.096662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095661" calcext:value-type="float">
            <text:p>5.095661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11429" calcext:value-type="float">
            <text:p>5.111429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00416" calcext:value-type="float">
            <text:p>5.100416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01668" calcext:value-type="float">
            <text:p>5.101668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107675" calcext:value-type="float">
            <text:p>5.107675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098916" calcext:value-type="float">
            <text:p>5.098916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8688" calcext:value-type="float">
            <text:p>5.118688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268" calcext:value-type="float">
            <text:p>5.11268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7686" calcext:value-type="float">
            <text:p>5.117686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5684" calcext:value-type="float">
            <text:p>5.115684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268" calcext:value-type="float">
            <text:p>5.11268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05172" calcext:value-type="float">
            <text:p>5.105172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2094" calcext:value-type="float">
            <text:p>5.12094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24444" calcext:value-type="float">
            <text:p>5.124444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16185" calcext:value-type="float">
            <text:p>5.116185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122693" calcext:value-type="float">
            <text:p>5.122693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29199" calcext:value-type="float">
            <text:p>5.129199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35958" calcext:value-type="float">
            <text:p>5.135958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50725" calcext:value-type="float">
            <text:p>5.150725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33204" calcext:value-type="float">
            <text:p>5.133204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38711" calcext:value-type="float">
            <text:p>5.138711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30952" calcext:value-type="float">
            <text:p>5.130952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54479" calcext:value-type="float">
            <text:p>5.154479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43967" calcext:value-type="float">
            <text:p>5.143967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4647" calcext:value-type="float">
            <text:p>5.14647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5.142966" calcext:value-type="float">
            <text:p>5.142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6-05-20T17:52:00.237341472</meta:creation-date>
    <dc:date>2016-05-21T10:47:21.102363495</dc:date>
    <dc:creator>Andrey </dc:creator>
    <meta:editing-duration>PT16H55M20S</meta:editing-duration>
    <meta:editing-cycles>1</meta:editing-cycles>
    <meta:document-statistic meta:table-count="1" meta:cell-count="220" meta:object-count="1"/>
    <meta:generator>LibreOffice/5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738cm" svg:y="4.204cm" style:legend-expansion="high" chart:style-name="ch2"/>
        <chart:plot-area chart:style-name="ch3" table:cell-range-address="Sheet1.B2:Sheet1.C111" svg:x="0.32cm" svg:y="0.18cm" svg:width="13.098cm" svg:height="8.646cm">
          <chartooo:coordinate-region svg:x="1.232cm" svg:y="0.379cm" svg:width="11.9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1" chart:class="chart:scatter">
            <chart:domain table:cell-range-address="Sheet1.B2:Sheet1.B111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Sheet1.B2:Sheet1.B111</svg:desc>
                </draw:g>
              </table:table-cell>
              <table:table-cell office:value-type="float" office:value="5.028583">
                <text:p>5.028583</text:p>
                <draw:g>
                  <svg:desc>Sheet1.C2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5.014817">
                <text:p>5.014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5.025079">
                <text:p>5.025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5.036592">
                <text:p>5.036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5.025579">
                <text:p>5.0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5.038845">
                <text:p>5.038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5.040847">
                <text:p>5.040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5.046854">
                <text:p>5.046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5.041348">
                <text:p>5.04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5.039596">
                <text:p>5.039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5.099415">
                <text:p>5.099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5.0864">
                <text:p>5.0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5.098164">
                <text:p>5.098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  <table:table-cell office:value-type="float" office:value="5.067378">
                <text:p>5.067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5.096412">
                <text:p>5.096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5.094409">
                <text:p>5.094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5.100166">
                <text:p>5.100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  <table:table-cell office:value-type="float" office:value="5.093658">
                <text:p>5.09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">
                <text:p>128</text:p>
              </table:table-cell>
              <table:table-cell office:value-type="float" office:value="5.09491">
                <text:p>5.09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5.098414">
                <text:p>5.098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5.090404">
                <text:p>5.090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5.092157">
                <text:p>5.092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">
                <text:p>129</text:p>
              </table:table-cell>
              <table:table-cell office:value-type="float" office:value="5.092407">
                <text:p>5.092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5.101668">
                <text:p>5.101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  <table:table-cell office:value-type="float" office:value="5.104421">
                <text:p>5.10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">
                <text:p>129</text:p>
              </table:table-cell>
              <table:table-cell office:value-type="float" office:value="5.080893">
                <text:p>5.08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5.111429">
                <text:p>5.11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">
                <text:p>129</text:p>
              </table:table-cell>
              <table:table-cell office:value-type="float" office:value="5.092407">
                <text:p>5.092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">
                <text:p>129</text:p>
              </table:table-cell>
              <table:table-cell office:value-type="float" office:value="5.086901">
                <text:p>5.086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5.096913">
                <text:p>5.096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">
                <text:p>130</text:p>
              </table:table-cell>
              <table:table-cell office:value-type="float" office:value="5.091907">
                <text:p>5.091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5.085399">
                <text:p>5.085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5.080393">
                <text:p>5.080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5.092907">
                <text:p>5.092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5.081895">
                <text:p>5.081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5.083647">
                <text:p>5.083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  <table:table-cell office:value-type="float" office:value="5.097413">
                <text:p>5.097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">
                <text:p>130</text:p>
              </table:table-cell>
              <table:table-cell office:value-type="float" office:value="5.089153">
                <text:p>5.089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">
                <text:p>130</text:p>
              </table:table-cell>
              <table:table-cell office:value-type="float" office:value="5.088402">
                <text:p>5.088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5.097663">
                <text:p>5.097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">
                <text:p>131</text:p>
              </table:table-cell>
              <table:table-cell office:value-type="float" office:value="5.085399">
                <text:p>5.085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5.079642">
                <text:p>5.079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5.095661">
                <text:p>5.095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">
                <text:p>131</text:p>
              </table:table-cell>
              <table:table-cell office:value-type="float" office:value="5.092407">
                <text:p>5.092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">
                <text:p>131</text:p>
              </table:table-cell>
              <table:table-cell office:value-type="float" office:value="5.101668">
                <text:p>5.101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">
                <text:p>131</text:p>
              </table:table-cell>
              <table:table-cell office:value-type="float" office:value="5.081144">
                <text:p>5.081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">
                <text:p>131</text:p>
              </table:table-cell>
              <table:table-cell office:value-type="float" office:value="5.101167">
                <text:p>5.101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">
                <text:p>131</text:p>
              </table:table-cell>
              <table:table-cell office:value-type="float" office:value="5.090655">
                <text:p>5.090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">
                <text:p>131</text:p>
              </table:table-cell>
              <table:table-cell office:value-type="float" office:value="5.088152">
                <text:p>5.088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5.083647">
                <text:p>5.083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5.093909">
                <text:p>5.09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">
                <text:p>132</text:p>
              </table:table-cell>
              <table:table-cell office:value-type="float" office:value="5.107925">
                <text:p>5.107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">
                <text:p>132</text:p>
              </table:table-cell>
              <table:table-cell office:value-type="float" office:value="5.089654">
                <text:p>5.089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">
                <text:p>132</text:p>
              </table:table-cell>
              <table:table-cell office:value-type="float" office:value="5.105172">
                <text:p>5.105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">
                <text:p>132</text:p>
              </table:table-cell>
              <table:table-cell office:value-type="float" office:value="5.080393">
                <text:p>5.0803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  <table:table-cell office:value-type="float" office:value="5.101167">
                <text:p>5.101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">
                <text:p>132</text:p>
              </table:table-cell>
              <table:table-cell office:value-type="float" office:value="5.101167">
                <text:p>5.101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5.106423">
                <text:p>5.10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">
                <text:p>132</text:p>
              </table:table-cell>
              <table:table-cell office:value-type="float" office:value="5.084898">
                <text:p>5.084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5.105172">
                <text:p>5.10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">
                <text:p>133</text:p>
              </table:table-cell>
              <table:table-cell office:value-type="float" office:value="5.105422">
                <text:p>5.105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">
                <text:p>133</text:p>
              </table:table-cell>
              <table:table-cell office:value-type="float" office:value="5.106173">
                <text:p>5.106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">
                <text:p>133</text:p>
              </table:table-cell>
              <table:table-cell office:value-type="float" office:value="5.106924">
                <text:p>5.1069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">
                <text:p>133</text:p>
              </table:table-cell>
              <table:table-cell office:value-type="float" office:value="5.11218">
                <text:p>5.11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5.107925">
                <text:p>5.107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5.091907">
                <text:p>5.091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5.11243">
                <text:p>5.112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5.100416">
                <text:p>5.100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5.104671">
                <text:p>5.104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5.083147">
                <text:p>5.083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  <table:table-cell office:value-type="float" office:value="5.113431">
                <text:p>5.1134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4">
                <text:p>134</text:p>
              </table:table-cell>
              <table:table-cell office:value-type="float" office:value="5.093158">
                <text:p>5.093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">
                <text:p>134</text:p>
              </table:table-cell>
              <table:table-cell office:value-type="float" office:value="5.104421">
                <text:p>5.104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5.089654">
                <text:p>5.089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4">
                <text:p>134</text:p>
              </table:table-cell>
              <table:table-cell office:value-type="float" office:value="5.115434">
                <text:p>5.115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4">
                <text:p>134</text:p>
              </table:table-cell>
              <table:table-cell office:value-type="float" office:value="5.089654">
                <text:p>5.089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  <table:table-cell office:value-type="float" office:value="5.095911">
                <text:p>5.095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">
                <text:p>134</text:p>
              </table:table-cell>
              <table:table-cell office:value-type="float" office:value="5.102669">
                <text:p>5.1026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">
                <text:p>134</text:p>
              </table:table-cell>
              <table:table-cell office:value-type="float" office:value="5.099916">
                <text:p>5.099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5.098414">
                <text:p>5.098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">
                <text:p>135</text:p>
              </table:table-cell>
              <table:table-cell office:value-type="float" office:value="5.09491">
                <text:p>5.09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">
                <text:p>135</text:p>
              </table:table-cell>
              <table:table-cell office:value-type="float" office:value="5.106674">
                <text:p>5.106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">
                <text:p>135</text:p>
              </table:table-cell>
              <table:table-cell office:value-type="float" office:value="5.102419">
                <text:p>5.1024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">
                <text:p>135</text:p>
              </table:table-cell>
              <table:table-cell office:value-type="float" office:value="5.096662">
                <text:p>5.096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">
                <text:p>135</text:p>
              </table:table-cell>
              <table:table-cell office:value-type="float" office:value="5.095661">
                <text:p>5.095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5.111429">
                <text:p>5.11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">
                <text:p>135</text:p>
              </table:table-cell>
              <table:table-cell office:value-type="float" office:value="5.100416">
                <text:p>5.100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5.101668">
                <text:p>5.101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5">
                <text:p>135</text:p>
              </table:table-cell>
              <table:table-cell office:value-type="float" office:value="5.107675">
                <text:p>5.107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5.098916">
                <text:p>5.098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">
                <text:p>145</text:p>
              </table:table-cell>
              <table:table-cell office:value-type="float" office:value="5.118688">
                <text:p>5.118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">
                <text:p>145</text:p>
              </table:table-cell>
              <table:table-cell office:value-type="float" office:value="5.11268">
                <text:p>5.1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">
                <text:p>145</text:p>
              </table:table-cell>
              <table:table-cell office:value-type="float" office:value="5.117686">
                <text:p>5.117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">
                <text:p>145</text:p>
              </table:table-cell>
              <table:table-cell office:value-type="float" office:value="5.115684">
                <text:p>5.115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">
                <text:p>145</text:p>
              </table:table-cell>
              <table:table-cell office:value-type="float" office:value="5.11268">
                <text:p>5.11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">
                <text:p>145</text:p>
              </table:table-cell>
              <table:table-cell office:value-type="float" office:value="5.105172">
                <text:p>5.1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5.12094">
                <text:p>5.12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">
                <text:p>145</text:p>
              </table:table-cell>
              <table:table-cell office:value-type="float" office:value="5.124444">
                <text:p>5.12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">
                <text:p>145</text:p>
              </table:table-cell>
              <table:table-cell office:value-type="float" office:value="5.116185">
                <text:p>5.116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5.122693">
                <text:p>5.122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">
                <text:p>155</text:p>
              </table:table-cell>
              <table:table-cell office:value-type="float" office:value="5.129199">
                <text:p>5.129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5.135958">
                <text:p>5.135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">
                <text:p>155</text:p>
              </table:table-cell>
              <table:table-cell office:value-type="float" office:value="5.150725">
                <text:p>5.150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5.133204">
                <text:p>5.133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">
                <text:p>155</text:p>
              </table:table-cell>
              <table:table-cell office:value-type="float" office:value="5.138711">
                <text:p>5.1387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">
                <text:p>155</text:p>
              </table:table-cell>
              <table:table-cell office:value-type="float" office:value="5.130952">
                <text:p>5.13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">
                <text:p>155</text:p>
              </table:table-cell>
              <table:table-cell office:value-type="float" office:value="5.154479">
                <text:p>5.1544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">
                <text:p>155</text:p>
              </table:table-cell>
              <table:table-cell office:value-type="float" office:value="5.143967">
                <text:p>5.1439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">
                <text:p>155</text:p>
              </table:table-cell>
              <table:table-cell office:value-type="float" office:value="5.14647">
                <text:p>5.14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">
                <text:p>155</text:p>
              </table:table-cell>
              <table:table-cell office:value-type="float" office:value="5.142966">
                <text:p>5.142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